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 MS" svg:font-family="'Trebuchet MS'"/>
    <style:font-face style:name="Linux Biolinum Keyboard" svg:font-family="'Linux Biolinum Keyboard'" style:font-pitch="variable"/>
    <style:font-face style:name="Linux Libertine" svg:font-family="'Linux Liberti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agraph-properties style:writing-mode="lr-tb"/>
      <style:text-properties style:font-name="Linux Libertine" fo:font-size="11pt" style:font-size-asian="11pt" style:font-size-complex="11pt"/>
    </style:style>
    <style:style style:name="P2" style:family="paragraph">
      <style:text-properties style:font-name="Linux Libertine" fo:font-size="11pt" style:font-size-asian="11pt" style:font-size-complex="11pt"/>
    </style:style>
    <style:style style:name="P3" style:family="paragraph">
      <style:paragraph-properties style:writing-mode="lr-tb"/>
      <style:text-properties style:font-name="Linux Libertine" fo:font-size="11pt" style:font-size-asian="11pt" style:font-size-complex="11pt"/>
    </style:style>
    <style:style style:name="P4" style:family="paragraph" style:parent-style-name="Text_20_body">
      <style:text-properties style:font-name="Linux Libertine" fo:font-size="11pt" style:font-size-asian="11pt" style:font-size-complex="11pt"/>
    </style:style>
    <style:style style:name="P5" style:family="paragraph" style:parent-style-name="Text_20_body">
      <style:paragraph-properties fo:margin-top="0in" fo:margin-bottom="0in" style:contextual-spacing="false" fo:line-height="114%" style:writing-mode="lr-tb"/>
      <style:text-properties fo:font-variant="normal" fo:text-transform="none" fo:color="#555555" style:text-line-through-style="none" style:font-name="Linux Libertine" fo:font-size="8pt" fo:font-style="normal" style:text-underline-style="none" fo:font-weight="bold" style:text-blinking="false" fo:background-color="#8cffff"/>
    </style:style>
    <style:style style:name="P6" style:family="paragraph" style:parent-style-name="Text_20_body" style:list-style-name="L8">
      <style:paragraph-properties fo:margin-top="0in" fo:margin-bottom="0in" style:contextual-spacing="false" fo:line-height="114%" fo:background-color="#8cffff" style:writing-mode="lr-tb">
        <style:background-image/>
      </style:paragraph-properties>
      <style:text-properties fo:font-variant="normal" fo:text-transform="none" fo:color="#555555" style:text-line-through-style="none" style:font-name="Linux Libertine" fo:font-size="8pt" fo:font-style="normal" style:text-underline-style="none" fo:font-weight="normal" style:text-blinking="false" fo:background-color="#8cffff"/>
    </style:style>
    <style:style style:name="P7" style:family="paragraph" style:parent-style-name="Text_20_body" style:list-style-name="L12">
      <style:paragraph-properties fo:margin-top="0in" fo:margin-bottom="0in" style:contextual-spacing="false" fo:line-height="114%" fo:background-color="#8cffff" style:writing-mode="lr-tb">
        <style:background-image/>
      </style:paragraph-properties>
      <style:text-properties fo:font-variant="normal" fo:text-transform="none" fo:color="#555555" style:text-line-through-style="none" style:font-name="Linux Libertine" fo:font-size="8pt" fo:font-style="normal" style:text-underline-style="none" fo:font-weight="normal" style:text-blinking="false" fo:background-color="#8cffff"/>
    </style:style>
    <style:style style:name="P8" style:family="paragraph" style:parent-style-name="Text_20_body" style:list-style-name="L13">
      <style:paragraph-properties fo:margin-top="0in" fo:margin-bottom="0in" style:contextual-spacing="false" fo:line-height="114%" fo:background-color="#8cffff" style:writing-mode="lr-tb">
        <style:background-image/>
      </style:paragraph-properties>
      <style:text-properties fo:font-variant="normal" fo:text-transform="none" fo:color="#555555" style:text-line-through-style="none" style:font-name="Linux Libertine" fo:font-size="8pt" fo:font-style="normal" style:text-underline-style="none" fo:font-weight="normal" style:text-blinking="false" fo:background-color="#8cffff"/>
    </style:style>
    <style:style style:name="P9" style:family="paragraph" style:parent-style-name="Text_20_body" style:list-style-name="L14">
      <style:paragraph-properties fo:margin-top="0in" fo:margin-bottom="0in" style:contextual-spacing="false" fo:line-height="114%" fo:background-color="#8cffff" style:writing-mode="lr-tb">
        <style:background-image/>
      </style:paragraph-properties>
      <style:text-properties fo:font-variant="normal" fo:text-transform="none" fo:color="#555555" style:text-line-through-style="none" style:font-name="Linux Libertine" fo:font-size="8pt" fo:font-style="normal" style:text-underline-style="none" fo:font-weight="normal" style:text-blinking="false" fo:background-color="#8cffff"/>
    </style:style>
    <style:style style:name="P10" style:family="paragraph" style:parent-style-name="Text_20_body" style:list-style-name="L15">
      <style:paragraph-properties fo:margin-top="0in" fo:margin-bottom="0in" style:contextual-spacing="false" fo:line-height="114%" fo:background-color="#8cffff" style:writing-mode="lr-tb">
        <style:background-image/>
      </style:paragraph-properties>
      <style:text-properties fo:font-variant="normal" fo:text-transform="none" fo:color="#555555" style:text-line-through-style="none" style:font-name="Linux Libertine" fo:font-size="8pt" fo:font-style="normal" style:text-underline-style="none" fo:font-weight="normal" style:text-blinking="false" fo:background-color="#8cffff"/>
    </style:style>
    <style:style style:name="P11" style:family="paragraph">
      <style:paragraph-properties style:writing-mode="lr-tb"/>
      <style:text-properties style:font-name="Linux Libertine" fo:font-size="11pt" style:font-size-asian="11pt" style:font-size-complex="11pt"/>
    </style:style>
    <style:style style:name="P12" style:family="paragraph" style:list-style-name="L1">
      <style:paragraph-properties style:writing-mode="lr-tb"/>
      <style:text-properties style:font-name="Linux Libertine" fo:font-size="11pt" style:font-size-asian="11pt" style:font-size-complex="11pt"/>
    </style:style>
    <style:style style:name="P13" style:family="paragraph" style:list-style-name="L2">
      <style:paragraph-properties style:writing-mode="lr-tb"/>
      <style:text-properties style:font-name="Linux Libertine" fo:font-size="11pt" style:font-size-asian="11pt" style:font-size-complex="11pt"/>
    </style:style>
    <style:style style:name="P14" style:family="paragraph" style:list-style-name="L3">
      <style:paragraph-properties style:writing-mode="lr-tb"/>
      <style:text-properties style:font-name="Linux Libertine" fo:font-size="11pt" style:font-size-asian="11pt" style:font-size-complex="11pt"/>
    </style:style>
    <style:style style:name="P15" style:family="paragraph" style:list-style-name="L4">
      <style:paragraph-properties style:writing-mode="lr-tb"/>
      <style:text-properties style:font-name="Linux Libertine" fo:font-size="11pt" style:font-size-asian="11pt" style:font-size-complex="11pt"/>
    </style:style>
    <style:style style:name="P16" style:family="paragraph" style:list-style-name="L5">
      <style:paragraph-properties style:writing-mode="lr-tb"/>
      <style:text-properties style:font-name="Linux Libertine" fo:font-size="11pt" style:font-size-asian="11pt" style:font-size-complex="11pt"/>
    </style:style>
    <style:style style:name="P17" style:family="paragraph" style:list-style-name="L6">
      <style:paragraph-properties style:writing-mode="lr-tb"/>
      <style:text-properties style:font-name="Linux Libertine" fo:font-size="11pt" style:font-size-asian="11pt" style:font-size-complex="11pt"/>
    </style:style>
    <style:style style:name="P18" style:family="paragraph" style:list-style-name="L7">
      <style:paragraph-properties style:writing-mode="lr-tb"/>
      <style:text-properties style:font-name="Linux Libertine" fo:font-size="11pt" style:font-size-asian="11pt" style:font-size-complex="11pt"/>
    </style:style>
    <style:style style:name="P19" style:family="paragraph" style:list-style-name="L8">
      <style:paragraph-properties style:writing-mode="lr-tb"/>
      <style:text-properties style:font-name="Linux Libertine" fo:font-size="11pt" style:font-size-asian="11pt" style:font-size-complex="11pt"/>
    </style:style>
    <style:style style:name="P20" style:family="paragraph" style:list-style-name="L9">
      <style:paragraph-properties style:writing-mode="lr-tb"/>
      <style:text-properties style:font-name="Linux Libertine" fo:font-size="11pt" style:font-size-asian="11pt" style:font-size-complex="11pt"/>
    </style:style>
    <style:style style:name="P21" style:family="paragraph" style:list-style-name="L10">
      <style:paragraph-properties style:writing-mode="lr-tb"/>
      <style:text-properties style:font-name="Linux Libertine" fo:font-size="11pt" style:font-size-asian="11pt" style:font-size-complex="11pt"/>
    </style:style>
    <style:style style:name="P22" style:family="paragraph" style:list-style-name="L11">
      <style:paragraph-properties style:writing-mode="lr-tb"/>
      <style:text-properties style:font-name="Linux Libertine" fo:font-size="11pt" style:font-size-asian="11pt" style:font-size-complex="11pt"/>
    </style:style>
    <style:style style:name="P23" style:family="paragraph">
      <style:text-properties style:font-name="Linux Libertine" fo:font-size="11pt" style:font-size-asian="11pt" style:font-size-complex="11pt"/>
    </style:style>
    <style:style style:name="T1" style:family="text">
      <style:text-properties fo:font-variant="normal" fo:text-transform="none" fo:color="#555555" style:text-line-through-style="none" style:text-underline-style="none" style:text-blinking="false"/>
    </style:style>
    <style:style style:name="T2" style:family="text">
      <style:text-properties fo:font-variant="normal" fo:text-transform="none" fo:color="#555555" style:text-line-through-style="none" style:text-underline-style="none" style:text-blinking="false" fo:background-color="#ffffff"/>
    </style:style>
    <style:style style:name="T3" style:family="text">
      <style:text-properties fo:font-variant="normal" fo:text-transform="none" fo:color="#555555" style:text-line-through-style="none" style:text-underline-style="none" style:text-blinking="false" fo:background-color="transparent"/>
    </style:style>
    <style:style style:name="T4" style:family="text">
      <style:text-properties fo:font-variant="normal" fo:text-transform="none" fo:color="#555555" style:text-line-through-style="none" style:text-underline-style="none" style:text-blinking="false" fo:background-color="#8cffff"/>
    </style:style>
    <style:style style:name="T5" style:family="text">
      <style:text-properties fo:font-variant="normal" fo:text-transform="none" fo:color="#555555" style:text-line-through-style="none" fo:font-size="8pt" fo:font-style="normal" style:text-underline-style="none" style:text-blinking="false"/>
    </style:style>
    <style:style style:name="T6" style:family="text">
      <style:text-properties fo:font-variant="normal" fo:text-transform="none" fo:color="#555555" style:text-line-through-style="none" fo:font-size="8pt" fo:font-style="normal" style:text-underline-style="none" style:text-blinking="false" fo:background-color="#ffffff"/>
    </style:style>
    <style:style style:name="T7" style:family="text">
      <style:text-properties fo:font-variant="normal" fo:text-transform="none" fo:color="#555555" style:text-line-through-style="none" fo:font-size="8pt" fo:font-style="normal" style:text-underline-style="none" style:text-blinking="false" fo:background-color="#8cffff"/>
    </style:style>
    <style:style style:name="T8" style:family="text">
      <style:text-properties fo:font-variant="normal" fo:text-transform="none" fo:color="#555555" style:text-line-through-style="none" fo:font-size="8pt" fo:font-style="normal" style:text-underline-style="none" style:text-blinking="false" fo:background-color="transparent"/>
    </style:style>
    <style:style style:name="T9" style:family="text">
      <style:text-properties fo:font-variant="normal" fo:text-transform="none" fo:color="#555555" style:text-line-through-style="none" fo:font-size="8pt" fo:font-style="normal" style:text-underline-style="none" style:text-blinking="false" fo:background-color="#ff6a6a"/>
    </style:style>
    <style:style style:name="T10" style:family="text">
      <style:text-properties fo:font-variant="normal" fo:text-transform="none" fo:color="#555555" style:text-line-through-style="none" fo:font-size="8pt" fo:font-style="normal" style:text-underline-style="none" fo:font-weight="bold" style:text-blinking="false"/>
    </style:style>
    <style:style style:name="T11" style:family="text">
      <style:text-properties fo:font-variant="normal" fo:text-transform="none" fo:color="#555555" style:text-line-through-style="none" fo:font-size="8pt" fo:font-style="normal" style:text-underline-style="none" fo:font-weight="bold" style:text-blinking="false" fo:background-color="#ffffff"/>
    </style:style>
    <style:style style:name="T12" style:family="text">
      <style:text-properties fo:font-variant="normal" fo:text-transform="none" fo:color="#555555" style:text-line-through-style="none" fo:font-size="8pt" fo:font-style="normal" style:text-underline-style="none" fo:font-weight="bold" style:text-blinking="false" fo:background-color="#8cffff"/>
    </style:style>
    <style:style style:name="T13" style:family="text">
      <style:text-properties fo:font-variant="normal" fo:text-transform="none" fo:color="#555555" style:text-line-through-style="none" fo:font-size="8pt" fo:font-style="normal" style:text-underline-style="none" fo:font-weight="normal" style:text-blinking="false"/>
    </style:style>
    <style:style style:name="T14" style:family="text">
      <style:text-properties fo:font-variant="normal" fo:text-transform="none" fo:color="#555555" style:text-line-through-style="none" fo:font-size="8pt" fo:font-style="normal" style:text-underline-style="none" fo:font-weight="normal" style:text-blinking="false" fo:background-color="#ffffff"/>
    </style:style>
    <style:style style:name="T15" style:family="text">
      <style:text-properties fo:font-variant="normal" fo:text-transform="none" fo:color="#555555" style:text-line-through-style="solid"/>
    </style:style>
    <style:style style:name="T16" style:family="text">
      <style:text-properties fo:font-variant="normal" fo:text-transform="none" fo:color="#555555" style:text-line-through-style="solid" fo:background-color="#ff6a6a"/>
    </style:style>
    <style:style style:name="T17" style:family="text">
      <style:text-properties fo:font-variant="normal" fo:text-transform="none" fo:color="#555555" style:text-line-through-style="solid" fo:font-size="8pt" fo:font-style="normal"/>
    </style:style>
    <style:style style:name="T18" style:family="text">
      <style:text-properties fo:font-variant="normal" fo:text-transform="none" fo:color="#555555" style:text-line-through-style="solid" fo:font-size="8pt" fo:font-style="normal" fo:background-color="#ff6a6a"/>
    </style:style>
    <style:style style:name="T19" style:family="text">
      <style:text-properties fo:font-variant="normal" fo:text-transform="none" fo:color="#555555" style:text-line-through-style="solid" fo:font-size="8pt" fo:font-style="normal" fo:background-color="#ffffff"/>
    </style:style>
    <style:style style:name="T20" style:family="text">
      <style:text-properties fo:font-variant="normal" fo:text-transform="none" fo:color="#000000" style:text-line-through-style="none" fo:font-size="8.5pt" fo:font-style="normal" style:text-underline-style="none" fo:font-weight="bold" style:text-blinking="false"/>
    </style:style>
    <style:style style:name="T21" style:family="text">
      <style:text-properties fo:font-variant="normal" fo:text-transform="none" fo:color="#000000" style:text-line-through-style="none" fo:font-size="8.5pt" fo:font-style="normal" style:text-underline-style="none" fo:font-weight="bold" style:text-blinking="false" fo:background-color="transparent"/>
    </style:style>
    <style:style style:name="T22" style:family="text">
      <style:text-properties fo:color="#555555"/>
    </style:style>
    <style:style style:name="T23" style:family="text">
      <style:text-properties fo:color="#555555" fo:background-color="#ffffff"/>
    </style:style>
    <style:style style:name="T24" style:family="text">
      <style:text-properties fo:color="#555555" officeooo:rsid="0025d615" fo:background-color="#ffffff"/>
    </style:style>
    <style:style style:name="T25" style:family="text">
      <style:text-properties fo:color="#555555" style:text-line-through-style="solid"/>
    </style:style>
    <style:style style:name="T26" style:family="text">
      <style:text-properties fo:color="#555555" style:text-line-through-style="solid" fo:background-color="#ff6a6a"/>
    </style:style>
    <style:style style:name="T27" style:family="text">
      <style:text-properties fo:color="#555555" style:text-line-through-style="solid" fo:background-color="#8cffff"/>
    </style:style>
    <style:style style:name="T28" style:family="text">
      <style:text-properties fo:color="#555555" fo:background-color="#8cffff"/>
    </style:style>
    <style:style style:name="T29" style:family="text">
      <style:text-properties fo:color="#555555" officeooo:rsid="0025d61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text:bookmark text:name="docs-internal-guid-2dfbfda3-2631-9e2a-9aae-bc2ae5795ad2"/>Bylaws</text:h>
      <text:p>The Bylaws of The Science and Technology Wing at the University of Pennsylvania:</text:p>
      <text:p text:style-name="P4"/>
      <text:p>These bylaws were created by present members of STWing in a unanimous vote. They represent both our rules and our mission. The bylaws were last amended on April 1st, 2010. </text:p>
      <text:h text:outline-level="2">Article I: Name</text:h>
      <text:p>The name of this society shall be The Science and Technology Wing, otherwise known as "STWing."</text:p>
      <text:p text:style-name="P4"/>
      <text:h text:outline-level="2">Article II: Mission Statement</text:h>
      <text:p>STWing as a Residential Program is dedicated to providing undergraduate students at the University of Pennsylvania with opportunities to explore novel aspects of science and technology. This is a place where students of similar interests learn and live together in a friendly and encouraging environment.</text:p>
      <text:p text:style-name="P4"/>
      <text:h text:outline-level="2">Article III: Members</text:h>
      <text:h text:outline-level="3">SECTION 1.</text:h>
      <text:p>An Undergraduate Member of STWing is defined as an individual who has met the membership requirements set forth in Section 2. An Alumni Member of STWing is any member who has formally left the University of Pennsylvania as an Undergraduate Member in good standing. A graduate student at the University may choose either Undergraduate Member status or Alumni Member status.</text:p>
      <text:h text:outline-level="3">SECTION 2.</text:h>
      <text:p>In order to become an active Member of STWing, an individual must attend a General Body Meeting (see Article V, Section 1) and request membership there .</text:p>
      <text:h text:outline-level="3">SECTION 3.</text:h>
      <text:p>All Members of the previous year shall be assumed to be Members unless they otherwise inform the Continuum (see Article IV, Section 1). In order to maintain Membership, an Undergraduate Member is required to attend two thirds of the General Body Meetings held each semester, or have a valid excuse for absence, limited to health, family, or academic reasons. Extracurricular activities do not constitute as valid excuses for absences. It is the Member's responsibility to inform the Cronos of his or her excuse for absence prior to the General Body Meeting that he or she will be missing. If this attendance requirement is not met at the end of the semester, the individual will be notified by the Cronos that they are on probationary status for the coming semester. Alumni Members are not subject to the requirements for attendance.</text:p>
      <text:h text:outline-level="3">SECTION 4.</text:h>
      <text:p>A Probationary Member is defined as one who has not met the Membership retention requirements as set forth in the previous section. A Probationary Member is subject to the following restrictions:</text:p>
      <text:list xml:id="list5490072333240576589" text:style-name="L1">
        <text:list-item>
          <text:p>No longer considered a member of the General Voting Body (see Article 3, Section 5)</text:p>
        </text:list-item>
        <text:list-item>
          <text:p>Restricted rights to STWing computing resources at the discretion of the Systems Administrator.</text:p>
        </text:list-item>
        <text:list-item>
          <text:p><text:soft-page-break/>Lowered priority for preferential housing in Major STWing Communities.</text:p>
        </text:list-item>
        <text:list-item>
          <text:p>Lowered priority in the allocation of limited space opportunities.</text:p>
        </text:list-item>
        <text:list-item>
          <text:p>Probationary Members may only be on Probationary status for one semester. At the end of that semester, the individual must have met the Membership retention criteria and submitted a request for reinstatement to the Continuum ; in this event they are once again Members in good standing. Otherwise, the Membership and associated privileges of the individual shall be revoked.</text:p>
        </text:list-item>
      </text:list>
      <text:h text:outline-level="3">SECTION 5.</text:h>
      <text:p>The General Body of STWing shall be defined as the total Membership for that given academic year. The General Voting Body is defined as those Undergraduate Members who are in good standing. The Continuum may expand the General Voting Body to include Alumni Members for a particular vote if the issue is deemed an alumni-related matter. Alumni Members may not under any circumstances vote in Continuum Elections or on changes to the Bylaws.</text:p>
      <text:h text:outline-level="3">SECTION 6. </text:h>
      <text:p>Any Member has the right to challenge any action taken by the Continuum by demanding a vote at the next General Body Meeting. A simple majority vote of the General Voting Body can override any decision made by the Continuum. The decision to hold the vote must be published at least four days in advance of the General Body Meeting.</text:p>
      <text:h text:outline-level="3">SECTION 7.</text:h>
      <text:p>The Continuum shall oversee and resolve all special cases regarding Membership.</text:p>
      <text:p text:style-name="P4"/>
      <text:h text:outline-level="2">Article IV: Officers</text:h>
      <text:h text:outline-level="3">SECTION 1.</text:h>
      <text:p>The organizational entity of STWing, designed to facilitate the logistical handling of STWing, shall be referred to as the Continuum.</text:p>
      <text:h text:outline-level="3">SECTION 2.</text:h>
      <text:p>The voting officers of the Continuum shall be the Parliamentarian, the Cronos, the Radar, the Beeker, the Bacchus, the Neelix, the Yoda, and the Freshmen Representative. The non-voting members of the Continuum shall be Resident Advisors and Graduate Associates of official STWing communities, and the STWing Sysadmin. Their responsibilities and other details are included below:</text:p>
      <text:p text:style-name="P4"/>
      <text:p>Non-Elected (i.e. assigned by Residential Living) Continuum Members:</text:p>
      <text:p>Residential Advisor / Graduate Associate</text:p>
      <text:list xml:id="list4266986317154267615" text:style-name="L2">
        <text:list-item>
          <text:p>Approves spending of floor resources.</text:p>
        </text:list-item>
        <text:list-item>
          <text:p>Fills out program assessment forms for Residential Living.</text:p>
        </text:list-item>
        <text:list-item>
          <text:p>Is presiding officer of their floor meetings.</text:p>
        </text:list-item>
        <text:list-item>
          <text:p>Is presiding officer of STWing meetings in event that the Parliamentarian (see below) is unavailable to do so.</text:p>
        </text:list-item>
      </text:list>
      <text:p><text:soft-page-break/>STWing Sysadmin</text:p>
      <text:list xml:id="list333278680312052910" text:style-name="L3">
        <text:list-item>
          <text:p>Maintains and administers all STWing computing resources, defined as all computers owned by STWing and all computers in the STWING.UPENN.EDU subdomain.</text:p>
        </text:list-item>
        <text:list-item>
          <text:p>Has the authority to respond to information security issues on all STWing computing resources, in order to maintain a level of security which matches or exceeds that required by the University's information security policy.</text:p>
        </text:list-item>
      </text:list>
      <text:p text:style-name="P4"/>
      <text:p>Elected Continuum Members:</text:p>
      <text:p>Parliamentarian</text:p>
      <text:list xml:id="list174678406476912204" text:style-name="L4">
        <text:list-item>
          <text:p>Presiding officer of STWing meetings.</text:p>
        </text:list-item>
        <text:list-item>
          <text:p>Liaison to university administrators.</text:p>
        </text:list-item>
        <text:list-item>
          <text:p>Liaison to alumni.</text:p>
        </text:list-item>
        <text:list-item>
          <text:p>Enforces the STWing Bylaws.</text:p>
        </text:list-item>
      </text:list>
      <text:p>Cronos</text:p>
      <text:list xml:id="list4758529063311260702" text:style-name="L5">
        <text:list-item>
          <text:p>Keeps and posts the minutes of STWing meetings.</text:p>
        </text:list-item>
        <text:list-item>
          <text:p>Maintains a database of all STWing members, past and present, and their status.</text:p>
        </text:list-item>
        <text:list-item>
          <text:p>Takes attendance at Official STWing meetings.</text:p>
        </text:list-item>
        <text:list-item>
          <text:p>Notifies members of probationary status at the end of Spring and Fall semesters.</text:p>
        </text:list-item>
      </text:list>
      <text:p>Radar</text:p>
      <text:list xml:id="list7645482084171695994" text:style-name="L6">
        <text:list-item>
          <text:p>Publicizes all STWing events and communicates all STWing information as per the rules of Proper Advertising (see Article V, Section 4).</text:p>
        </text:list-item>
        <text:list-item>
          <text:p>Maintains a public calendar of STWing events.</text:p>
        </text:list-item>
        <text:list-item>
          <text:p>Helps schedule future events (i.e., prevent time conflicts).</text:p>
        </text:list-item>
      </text:list>
      <text:p>Beeker</text:p>
      <text:list xml:id="list2608275043636886917" text:style-name="L7">
        <text:list-item>
          <text:p>Maintains STWing's workshop and storage area, also known as the "blimp room".</text:p>
        </text:list-item>
        <text:list-item>
          <text:p>Assists with projects and events that make use of STWing workshop resources.</text:p>
        </text:list-item>
        <text:list-item>
          <text:p>Coordinates funding for STWing projects, and publicizes opportunities to obtain grants and other resources.</text:p>
        </text:list-item>
        <text:list-item>
          <text:p>Coordinates and documents all ongoing STWing research projects and archives completed projects.</text:p>
        </text:list-item>
        <text:list-item>
          <text:p>Maintains the STWing research guidelines, and may modify them with the approval of the Continuum. The purpose of these guidelines is to ensure that research is conducted in an efficient and productive manner.</text:p>
        </text:list-item>
      </text:list>
      <text:p>Bacchus</text:p>
      <text:list xml:id="list1805013736910544261" text:style-name="L8">
        <text:list-item>
          <text:p>STWing social coordinator</text:p>
        </text:list-item>
        <text:list-item>
          <text:p>Plans and manages a calendar of all proposed social events for a semester at the beginning of that semester.</text:p>
        </text:list-item>
        <text:list-item>
          <text:p>Shall hold a minimum of 4 events, including, but not limited to, field trips, per semester.</text:p>
        </text:list-item>
      </text:list>
      <text:p>Neelix</text:p>
      <text:list xml:id="list623975309535932745" text:style-name="L9">
        <text:list-item>
          <text:p><text:soft-page-break/>Coordinates and arranges dinner discussions.</text:p>
        </text:list-item>
        <text:list-item>
          <text:p>Ensures that at least 4 dinner discussions take place every semester.</text:p>
        </text:list-item>
        <text:list-item>
          <text:p>Works with the Parliamentarian in maintaining alumni contact.</text:p>
        </text:list-item>
      </text:list>
      <text:p>Yoda</text:p>
      <text:list xml:id="list7502714509941166917" text:style-name="L10">
        <text:list-item>
          <text:p>Acts as STWing treasurer, responsible for the documentation and management of STWing expenses.</text:p>
        </text:list-item>
        <text:list-item>
          <text:p>Organizes fundraising events as decided upon by the Continuum.</text:p>
        </text:list-item>
        <text:list-item>
          <text:p>Coordinates with Residential Advisors and Graduate Associates concerning all floor funds.</text:p>
        </text:list-item>
      </text:list>
      <text:p>Freshman Representative</text:p>
      <text:list xml:id="list7535969737215096825" text:style-name="L11">
        <text:list-item>
          <text:p>Ensures that the views and opinions of the Freshmen Members of STWing are being addressed by the Continuum.</text:p>
        </text:list-item>
        <text:list-item>
          <text:p>Liaison between the Upperclassmen and Freshmen Members of STWing, with the purpose of helping the two groups integrate.</text:p>
        </text:list-item>
      </text:list>
      <text:h text:outline-level="3">SECTION 3.</text:h>
      <text:p>The elected Members of the Continuum (with the exception of the representatives) shall be determined by an election to be held at the beginning of the second semester of each academic year, where the term of election shall be one calendar year with no term limits. For an election to proceed and to be legitimate, at least fifty percent of the General Voting Body must be present, or otherwise the election must be held over again until the attendance requirement is met. The freshmen representative shall be determined in the same manner, except that this election shall be held within the first four weeks of the academic year.</text:p>
      <text:h text:outline-level="3">SECTION 4.</text:h>
      <text:p>All Members of STWing are equal in importance and weight of opinion, regardless of position in the Continuum or lack thereof. For Continuum voting, all members of the Continuum are equal.</text:p>
      <text:h text:outline-level="3">SECTION 5.</text:h>
      <text:p>Any Continuum votes cast may be recorded at the request of any Member so that any Member of STWing may know who voted for or against the proposition.</text:p>
      <text:h text:outline-level="3">SECTION 6.</text:h>
      <text:p>Any Member can initiate an impeachment (implying desire for dismissal of a person or persons from a post on the Continuum). In the event of an impeachment, the Continuum must vote on whether there exists just cause for review of the indicted Continuum member. A simple majority vote of the Continuum, excluding the indicted member, shall be sufficient to require a tribunal before a General Body. The Continuum shall review the member in question before the General Body, and subsequently vote as to whether to remove him or her from the Continuum. An eighty percent vote of the Continuum is necessary to expel a Continuum member. The indicted member may not vote, but may speak in his or her own defense. Furthermore, an expelled member may not run again at the next election. If the impeached member was not an elected official (such as a residence advisor), he or she shall nevertheless be removed from the Continuum. The only reason for impeachment shall be for failure to perform responsibilities satisfactorily, and not for personal reasons, unless they hinder the performance of responsibilities.</text:p>
      <text:h text:outline-level="3">SECTION 7.</text:h>
      <text:p>In the event of a vacant position on the Continuum, the Continuum shall choose a member of the current <text:soft-page-break/>Continuum to fill the position until a replacement can be elected. The Continuum shall then call a General Body Meeting for the purpose of a special election to fill the vacant position. The voting procedure is the same as that for regular elections. The member elected will fill the position until the next regular election for that position.</text:p>
      <text:h text:outline-level="3">SECTION 8.</text:h>
      <text:p>All STWing meeting and pertinent documents shall be made available upon request to STWing Members, associated faculty, and staff by the appropriate member of the Continuum. "Pertinent documents" shall include but not be limited to minutes and correspondence.</text:p>
      <text:h text:outline-level="3">SECTION 9.</text:h>
      <text:p>The Continuum shall oversee and resolve all special cases pertaining to Continuum members that are not addressed by prior sections.</text:p>
      <text:p text:style-name="P4"/>
      <text:h text:outline-level="2">Article V: Meetings</text:h>
      <text:h text:outline-level="3">SECTION 1.</text:h>
      <text:p>The General Body of STWing shall meet at least once a month during the Fall and Spring semesters of the academic year, excepting December. General Body Meetings (GBMs) shall be held at a location in close proximity to the first-year student housing, and consecutive GBMs shall never be on the same day of the week. No STWing GBMs may be held during reading days, finals or official school vacation time. Elected Continuum members must report on their activities at each GBM.</text:p>
      <text:h text:outline-level="3">SECTION 2.</text:h>
      <text:p>The Continuum shall meet weekly during the Fall and Spring semesters. The time and place for all Official Continuum meetings shall be decided by the Continuum.</text:p>
      <text:h text:outline-level="3">SECTION 3.</text:h>
      <text:p>An Official STWing meeting or event shall be one that is properly advertised (as defined in the following section) and which meets the following attendance requirements. For General Body Meetings, at least one third of the first-year Members must be present. For Continuum meetings, at least seventy-five percent of the Continuum must be present.</text:p>
      <text:h text:outline-level="3">SECTION 4.</text:h>
      <text:p>Proper Advertising shall be defined as the use of at least two of the following three methods at least one week in advance of the event: the internet excluding email (e.g. STWing newsgroups, login message of the day on FORCE.STWING.UPENN.EDU, etc.), signs or flyers in openly visible places (e.g. second floor, etc.), and an email announcement. The Radar is required to announce by email all General Body Meetings, Dinner Discussions, and any annual events.</text:p>
      <text:h text:outline-level="3">SECTION 5.</text:h>
      <text:p>The minutes of the General Body and Continuum meetings shall be publicly posted within three days after the meeting. </text:p>
      <text:h text:outline-level="3"><text:soft-page-break/>SECTION 6.</text:h>
      <text:p>For any voting to take place at a General Body Meeting, at least fifty percent of the General Voting Body must be present. A vote for all issues, excepting changes to the Bylaws, shall pass by a simple majority of the votes cast. Absentee voting may be arranged through the Cronos ahead of time.</text:p>
      <text:h text:outline-level="3">SECTION 7.</text:h>
      <text:p>A vote by the Continuum shall be decided by a simple majority, except where otherwise stated in the Bylaws. All members of the Continuum possess one vote each: Yes, No, or Abstain. In case of a tie, the Parliamentarian shall vote Yes or No to break the tie.</text:p>
      <text:h text:outline-level="3">SECTION 8.</text:h>
      <text:p>The Continuum shall see and decide upon all special cases pertaining to meetings that are not addressed by prior sections.</text:p>
      <text:p text:style-name="P4"/>
      <text:h text:outline-level="2">Article VI: Amendment of Bylaws</text:h>
      <text:p>Any amendment made to these Bylaws must be presented at an Official General Body Meeting and approved by a seventy-five percent vote of the General Voting Body. The amendment is also subject to approval by the appropriate college residence representatives (i.e. administrators). All proposals for amendments must be published one week before voting.</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Trebuchet MS" svg:font-family="'Trebuchet MS'"/>
    <style:font-face style:name="Linux Biolinum Keyboard" svg:font-family="'Linux Biolinum Keyboard'" style:font-pitch="variable"/>
    <style:font-face style:name="Linux Libertine" svg:font-family="'Linux Liberti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4T21:59:28.316489179</meta:creation-date>
    <dc:date>2013-11-04T22:03:49.757646724</dc:date>
    <meta:editing-duration>PT3M17S</meta:editing-duration>
    <meta:editing-cycles>33</meta:editing-cycles>
    <meta:generator>LibreOffice/4.1.3.2$Linux_X86_64 LibreOffice_project/410m0$Build-2</meta:generator>
    <meta:document-statistic meta:table-count="0" meta:image-count="0" meta:object-count="0" meta:page-count="6" meta:paragraph-count="111" meta:word-count="2132" meta:character-count="13038" meta:non-whitespace-character-count="11050"/>
  </office:meta>
</office:document-meta>
</file>